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0fab98"/>
    </style:style>
    <style:style style:name="P2" style:family="paragraph" style:parent-style-name="Heading_20_1">
      <style:text-properties fo:language="en" fo:country="US" officeooo:paragraph-rsid="000fab98"/>
    </style:style>
    <style:style style:name="P3" style:family="paragraph" style:parent-style-name="Standard">
      <style:text-properties fo:language="en" fo:country="US" officeooo:paragraph-rsid="000fab98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evel 6: Cal</text:h>
      <text:h text:style-name="Heading_20_2" text:outline-level="2">Main script</text:h>
      <text:p text:style-name="P1">Nel boschetto della mia fantasia</text:p>
      <text:p text:style-name="P3">c'è un fottio di animaletti un pò matti inventati da me,</text:p>
      <text:p text:style-name="P3">che mi fanno ridere quando sono triste,</text:p>
      <text:p text:style-name="P3">mi fanno ridere quando sono felice,</text:p>
      <text:p text:style-name="P3">mi fanno ridere quando sono medio;</text:p>
      <text:p text:style-name="P3">in pratica mi fanno ridere sempre,</text:p>
      <text:p text:style-name="P3">quel fottio di animaletti inventati da me.</text:p>
      <text:p text:style-name="P3">C'è il vitello con i piedi di balsa,</text:p>
      <text:p text:style-name="P3">il vitello con i piedi di spugna</text:p>
      <text:p text:style-name="P3">e indovina chi c'è?</text:p>
      <text:p text:style-name="P3">C'è pure il vitello coi piedi di cobalto,</text:p>
      <text:p text:style-name="P3">c'è il vitello dai piedi tonnati.</text:p>
      <text:p text:style-name="P3">Quattro ne ho inventati;</text:p>
      <text:p text:style-name="P3">sono gli animali della mia e della tua fantasia.</text:p>
      <text:p text:style-name="P3"/>
      <text:p text:style-name="P3">Ma un giorno il vitello dai piedi di balsa</text:p>
      <text:p text:style-name="P3">si recò dal vitello dai piedi di cobalto</text:p>
      <text:p text:style-name="P3">e gi disse: "C'è il vitello dai piedi tonnati</text:p>
      <text:p text:style-name="P3">che parla molto male di te:</text:p>
      <text:p text:style-name="P3">sostiene che i tuoi piedi non sono di vero cobalto</text:p>
      <text:p text:style-name="P3">ma sono in effetti quattro piedi di pane,</text:p>
      <text:p text:style-name="P3">ricoperti da un sottile strato di cobalto".</text:p>
      <text:p text:style-name="P3">"Mio caro vitello dai piedi di balsa, la tua storia è falsa.</text:p>
      <text:p text:style-name="P3">L'amico vitello dai piedi di spugna mi ha svelato la verità:</text:p>
      <text:p text:style-name="P3">egli ha nascosto una microspia nei tuoi piedi di balsa</text:p>
      <text:p text:style-name="P3">e nei piedi tonnati, così ha scoperto che tu, solo tu,</text:p>
      <text:p text:style-name="P3">sempre tu, anche tu, nient altro che tu, si si proprio tu......</text:p>
      <text:p text:style-name="P3">Sei il vitello dai piedi di balsa,</text:p>
      <text:p text:style-name="P3">inventore di una storia falsa:</text:p>
      <text:p text:style-name="P3">accusavi il vitello dai piedi tonnati</text:p>
      <text:p text:style-name="P3">e per questo i tuoi piedi saranno asportati."</text:p>
      <text:p text:style-name="P3"/>
      <text:p text:style-name="P3">Ma la legge prevede una pena aggiuntiva</text:p>
      <text:p text:style-name="P3">per questo reato, l'ascolto forzato di.........</text:p>
      <text:p text:style-name="P3"/>
      <text:p text:style-name="P3">Nel boschetto della mia fantasia</text:p>
      <text:p text:style-name="P3">ora c'è un vitello senza più i piedi</text:p>
      <text:p text:style-name="P3">che invoca pietà,</text:p>
      <text:p text:style-name="P3">quand' ecco che un piccolo amico si avvicina.......</text:p>
      <text:p text:style-name="P3"/>
      <text:p text:style-name="P3">'Mi presento: son l'orsetto ricchione</text:p>
      <text:p text:style-name="P3">e come avrai intuito adesso ti inculo.....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Level 6: Cal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8-11-26T14:54:33.966000000</dc:date>
    <meta:editing-duration>PT11M57S</meta:editing-duration>
    <meta:editing-cycles>8</meta:editing-cycles>
    <meta:generator>LibreOffice/6.1.2.1$Windows_X86_64 LibreOffice_project/65905a128db06ba48db947242809d14d3f9a93fe</meta:generator>
    <dc:creator>Michele Maione</dc:creator>
    <meta:document-statistic meta:table-count="1" meta:image-count="0" meta:object-count="0" meta:page-count="1" meta:paragraph-count="42" meta:word-count="296" meta:character-count="1589" meta:non-whitespace-character-count="1335"/>
    <meta:template xlink:type="simple" xlink:actuate="onRequest" xlink:title="" xlink:href="../MasterGameDesignDocument.odm" meta:date="2018-11-26T14:53:56.544000000"/>
  </office:meta>
</office:document-meta>
</file>